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1">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UDRIER Hugo</text:p>
      <text:p text:style-name="Standard">UYAR Yasin</text:p>
      <text:p text:style-name="Standard"/>
      <text:p text:style-name="Standard">COMPTE RENDU Projet IBD</text:p>
      <text:p text:style-name="Standard"/>
      <text:p text:style-name="Standard">Revoir réserver place.</text:p>
      <text:p text:style-name="Standard"/>
      <text:p text:style-name="Standard">Différentes étapes réalisés :</text:p>
      <text:p text:style-name="Standard"/>
      <text:p text:style-name="Standard">Etape 0 : OK</text:p>
      <text:p text:style-name="Standard"/>
      <text:p text:style-name="Standard">Etape 1 : OK</text:p>
      <text:p text:style-name="Standard"/>
      <text:p text:style-name="Standard"><text:tab/>-ProgrammeServlet.java : Cette servlet permet l'affichage de tous les spectacles de la saison.</text:p>
      <text:p text:style-name="Standard">Pour cela, nous faisons une requête à la base de donnée pour récupérer l'ensemble de la saison. Cette requête se fait à l'aide de la méthode « trouveSpectacles » de la classe GestionRequete. Ensuite nous parcourons la liste des saisons pour l'afficher. Chacun des spectacles affichés est un lien vers une autre servlet RepresentationServlet.java permettant l'affichage des différentes représentations du spectacle correspondant. Pour cela, nous appelons directement cette seconde servlet avec les argument nécessaires à l'identification du spectacle(NumS).</text:p>
      <text:p text:style-name="Standard"/>
      <text:p text:style-name="Standard"><text:tab/>- NouvelleRepresentationServlet.java : Cette servlet permet l'ajout d'une nouvelle représentation pour un spectacle donné. Pour cela, on effectue une requête à la base de donnée pour récupérer le spectacle. Ensuite, on crée une nouvelle représentation au format interne à l'aide du constructeur prenant en paramètre le spectacle, la date, l'heure et une liste de tickets vide. Ensuite, on ajoute cette représentation à la base de donnée à l'aide de la méthode « ajouteRepresentation » de la classe GestionRequete.</text:p>
      <text:p text:style-name="Standard"/>
      <text:p text:style-name="Standard"/>
      <text:p text:style-name="Standard">Etape 2 : OK</text:p>
      <text:p text:style-name="Standard"/>
      <text:list xml:id="list1742511993" text:style-name="L3">
        <text:list-item>
          <text:list>
            <text:list-item>
              <text:p text:style-name="P3">RepresentationServlet.java : Cette servlet permet l'affichage des représentations d'un spectacle. Pour cela, on envoie une première requête pour permettre la récupération d'un spectacle comme décrit ci-dessus. Ensuite, on utilise la méthode « trouveRepresentations » de la classe GestionRequete. Cette méthode permet la récupération des différentes représentations pour un spectacle donné. Chacune des représentations affichée est un lien appelant une servlet tierce permettant l'affichage des places disponibles (PlacesDisponiblesServlet). De plus, un champ est affiché pour chacune des représentations permettant la saisie d'une zone afin de réserver une place automatiquement. Ce champs permet l'appel de la servlet ReserverPlaceServlet.</text:p>
              <text:p text:style-name="P3"/>
            </text:list-item>
          </text:list>
        </text:list-item>
      </text:list>
      <text:list xml:id="list2001062353" text:style-name="L2">
        <text:list-item>
          <text:list>
            <text:list-item>
              <text:p text:style-name="P2">PlacesDisponiblesServlet.java : Cette servlet permet d'afficher les places disponibles d'une représentation. Pour cela, nous récupérons le spectacle, puis la représentation choisie à l'aide de la méthode « trouveRepresentation » de <text:s/>GestionRequete. Cette méthode permet de récupérer une représentation en fonction d'un spectacle et de la date et l'heure de la représentation. Ensuite un appel à la méthode trouvePlacesDisponibles de GestionRequete prenant en paramètre une représentation permet la récupération de l'ensemble des places disponibles. Un simple parcours permet l'affichage des différentes places. Chaque place affichée est un lien vers la servlet ReserverPlaceServlet.</text:p>
            </text:list-item>
          </text:list>
        </text:list-item>
      </text:list>
      <text:p text:style-name="Standard"/>
      <text:p text:style-name="Standard"/>
      <text:p text:style-name="Standard"/>
      <text:list xml:id="list84260343" text:style-name="L1">
        <text:list-item>
          <text:list>
            <text:list-item>
              <text:p text:style-name="P4"><text:soft-page-break/>ReserverPlaceServlet.java : Cette servlet permet la réservation d'une place. Elle récupère le spectacle et la représentation correspondante à l'aide d'appels à la base de donnée. Ensuite, on crée un nouveau ticket <text:s/>l'aide du constructeur prenant en paramètre la représentation et la zone choisie. A REVOIR</text:p>
              <text:p text:style-name="P1"/>
            </text:list-item>
          </text:list>
        </text:list-item>
      </text:list>
      <text:p text:style-name="Standard"/>
      <text:p text:style-name="Standard"/>
      <text:p text:style-name="Standard">Etape 3 : OK</text:p>
      <text:p text:style-name="Standard"><text:tab/>Voir étape 2.</text:p>
      <text:p text:style-name="Standard"/>
      <text:p text:style-name="Standard"/>
      <text:p text:style-name="Standard">Etape 4 : OK</text:p>
      <text:p text:style-name="Standard"><text:tab/>Nous avons codé un caddie volatile. Celui-ci est codé à l'aide de la classe HttpSession nous permettant de sauvegarder temporairement des informations sur la session courante. La méthode setAttribute de la classe HttpSession nous permet de sauvegarder pour toute la durée de la session un objet de type Caddie. La classe caddie permet l'instanciation d'objets contenant une liste d'objet de type Reservation. La classe réservation permet à son tour d'instancier des objets contenant un objet de type Representation et un objet de type Place. Chaque fois qu'un client veut réserver une place, on appelle la servlet AjouterCaddieServlet qui ajoute une entrée dans l'objet de type Caddie pour ensuite le « sauvegarder » à l'aide de la méthode setAttributes de la classe HttpSession. </text:p>
      <text:p text:style-name="Standard"/>
      <text:list xml:id="list1389454568" text:continue-numbering="true" text:style-name="L1">
        <text:list-item>
          <text:list>
            <text:list-header>
              <text:p text:style-name="P1"/>
            </text:list-header>
            <text:list-item>
              <text:p text:style-name="P1">AjouterCaddieServlet.java : Cette servlet permet l'ajout d'un objet de type Reservation dans le Caddie. Pour cela, on récupère la session courante à l'aide de la méthode getSession de la classe HttpServletRequest puis récupérons, s'il existe le caddie de la session grâce à la méthode getAttribute de la classe HttpSession. Si le caddie n'existe pas, on en crée un nouveau. Ensuite, on récupère le spectacle à l'aide d'une requête à la base de donnée, puis la représentation à partir du spectacle et de la date. Ensuite, on crée un objet de type réservation à l'aide des deux objets paramètres précédents qu'on insère dans le caddie. Finalement, on fait appel à la méthode setAttribute permettant la sauvegarde du caddie mis à jour dans la session courante. </text:p>
              <text:p text:style-name="P1"><text:bookmark-start text:name="__DdeLink__2_1816210856"/></text:p>
            </text:list-item>
            <text:list-item>
              <text:p text:style-name="P1">ValiderCaddieServlet.java : Cette servlet permet la validation d'un Caddie. Pour <text:bookmark-end text:name="__DdeLink__2_1816210856"/>cela, on récupère le caddie lié à la session. Le caddie permet la récupération d'un tableau de couples contenant, un objet de type Representation et un objet de type Place. On itère sur l'ensemble de ces couples, et on appelle la méthode reserverTicket de GestionRequete avec en paramètres ces deux objets. Cette méthode insère un tuple dans la table LesTickets de la base de donnée pour chacun des couples.</text:p>
              <text:p text:style-name="P1"/>
            </text:list-item>
            <text:list-item>
              <text:p text:style-name="P1">VisualiserCaddieServlet.java : Cette servlet permet la visualisation du caddie. De la même manière que ci-dessus, on récupère le tableau de couples (Place, Representation) puis affichons simplement les informations liés.</text:p>
            </text:list-item>
          </text:list>
        </text:list-item>
      </text:list>
      <text:p text:style-name="Standard"/>
      <text:p text:style-name="Standard">Etape 6, 7, 8 : Pas le temps de les fa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4-03T17:12:41</meta:creation-date>
    <dc:date>2012-04-04T09:50:24</dc:date>
    <dc:creator>isotox </dc:creator>
    <meta:editing-duration>PT16H21M32S</meta:editing-duration>
    <meta:editing-cycles>15</meta:editing-cycles>
    <meta:generator>LibreOffice/3.3$Linux LibreOffice_project/330m19$Build-401</meta:generator>
    <meta:document-statistic meta:table-count="0" meta:image-count="0" meta:object-count="0" meta:page-count="2" meta:paragraph-count="22" meta:word-count="810" meta:character-count="5359"/>
  </office:meta>
</office:document-meta>
</file>